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0408" calcext:value-type="float">
            <text:p>81.7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5216" calcext:value-type="float">
            <text:p>80.5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784" calcext:value-type="float">
            <text:p>77.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5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4984" calcext:value-type="float">
            <text:p>77.2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1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410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